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background-color="#FFFF00"/>
    </style:style>
    <style:style style:name="T3" style:parent-style-name="Fuentedepárrafopredeter." style:family="text">
      <style:text-properties fo:background-color="#FFFF00"/>
    </style:style>
    <style:style style:name="T4" style:parent-style-name="Fuentedepárrafopredeter." style:family="text">
      <style:text-properties fo:background-color="#FFFF00"/>
    </style:style>
    <style:style style:name="T5" style:parent-style-name="Fuentedepárrafopredeter." style:family="text">
      <style:text-properties fo:background-color="#FFFF00"/>
    </style:style>
    <style:style style:name="T6" style:parent-style-name="Fuentedepárrafopredeter." style:family="text">
      <style:text-properties fo:background-color="#FF00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  <style:style style:name="T11" style:parent-style-name="Fuentedepárrafopredeter." style:family="text">
      <style:text-properties fo:background-color="#FFFF00"/>
    </style:style>
    <style:style style:name="T12" style:parent-style-name="Fuentedepárrafopredeter." style:family="text">
      <style:text-properties fo:background-color="#FFFF00"/>
    </style:style>
    <style:style style:name="T13" style:parent-style-name="Fuentedepárrafopredeter." style:family="text">
      <style:text-properties fo:background-color="#FFFF00"/>
    </style:style>
    <style:style style:name="T14" style:parent-style-name="Fuentedepárrafopredeter." style:family="text">
      <style:text-properties fo:background-color="#FFFF00"/>
    </style:style>
    <style:style style:name="T15" style:parent-style-name="Fuentedepárrafopredeter." style:family="text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background-color="#FFFF00"/>
    </style:style>
    <style:style style:name="T20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Ejercicios parecidos para el I Parcial</text:p>
      <text:p text:style-name="Standard"/>
      <text:p text:style-name="Standard"><text:span text:style-name="T2">Sección 1.2: ejercicios: 2(a), 4(a), 6(g).</text:span></text:p>
      <text:p text:style-name="Standard"/>
      <text:p text:style-name="Standard"><text:span text:style-name="T3">Sección 1.3: ejercicios: 2(a), 2(b).</text:span></text:p>
      <text:p text:style-name="Standard"/>
      <text:p text:style-name="Standard"><text:span text:style-name="T4">Sección 2.1: ejercicios: 2(a y b), 4(a), 10, 12</text:span></text:p>
      <text:p text:style-name="Standard"/>
      <text:p text:style-name="Standard"><text:span text:style-name="T5">Sección 2.2: ejercicios: 6,</text:span><text:s/>8,<text:s/><text:span text:style-name="T6">14</text:span>.</text:p>
      <text:p text:style-name="Standard"/>
      <text:p text:style-name="Standard"><text:span text:style-name="T7">Sección 2.3:<text:s/></text:span><text:span text:style-name="T8">ejercicios: 2, 4(a</text:span><text:span text:style-name="T9">),</text:span><text:span text:style-name="T10"><text:s/></text:span><text:span text:style-name="T11">4</text:span><text:span text:style-name="T12">(b</text:span>), 6(a), 8(a)</text:p>
      <text:p text:style-name="Standard"/>
      <text:p text:style-name="Standard"><text:span text:style-name="T13">Sección 2.4: ejercicios: 2(a),</text:span><text:s/>4(a)</text:p>
      <text:p text:style-name="Standard"/>
      <text:p text:style-name="Standard"><text:span text:style-name="T14">Sección 2.5: ejercicios:</text:span><text:s/>2,<text:s/><text:span text:style-name="T15">4</text:span><text:span text:style-name="T16">, 6,</text:span><text:s/>8</text:p>
      <text:p text:style-name="Standard"/>
      <text:p text:style-name="Standard">Sección 2.6: ejercicios: 2(a, h), 4(a, h), 8(con R y Müller)</text:p>
      <text:p text:style-name="Standard"/>
      <text:p text:style-name="Standard"><text:span text:style-name="T17">Sección 3.1: ejercicios: 4</text:span><text:span text:style-name="T18">, 6</text:span></text:p>
      <text:p text:style-name="Standard"/>
      <text:p text:style-name="Standard"><text:span text:style-name="T19">Sección 3.2: ejercicios: 1</text:span>, 2, 3, 4</text:p>
      <text:p text:style-name="Standard"/>
      <text:p text:style-name="Standard"><text:span text:style-name="T20">Sección 3.3: ejercicios: <text:s/>1</text:span></text:p>
      <text:p text:style-name="Standard"/>
      <text:p text:style-name="Standard">Sección 3.4: ejercicios: 2, 3, 5, 7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io Quirós Luna</dc:creator>
    <meta:creation-date>2022-04-11T15:45:00Z</meta:creation-date>
    <dc:date>2022-06-03T03:30:00Z</dc:date>
    <meta:template xlink:href="Normal" xlink:type="simple"/>
    <meta:editing-cycles>14</meta:editing-cycles>
    <meta:editing-duration>PT55320S</meta:editing-duration>
    <meta:document-statistic meta:page-count="1" meta:paragraph-count="1" meta:word-count="82" meta:character-count="532" meta:row-count="3" meta:non-whitespace-character-count="451"/>
  </office:meta>
</office:document-meta>
</file>